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14.29pt"/>
    </style:style>
    <style:style style:name="co3" style:family="table-column">
      <style:table-column-properties fo:break-before="auto" style:column-width="97.6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ll_20_Data">
      <style:table-properties table:display="true" style:writing-mode="lr-tb"/>
    </style:style>
    <style:style style:name="ta2" style:family="table" style:master-page-name="PageStyle_5f_Pronouns_20_Totals">
      <style:table-properties table:display="true" style:writing-mode="lr-tb"/>
    </style:style>
    <style:style style:name="ta3" style:family="table" style:master-page-name="PageStyle_5f_Mentions_20_Total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 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rticle 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ronoun/s</text:p>
          </table:table-cell>
          <table:table-cell table:style-name="ce1" office:value-type="string" calcext:value-type="string">
            <text:p>Note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ome Notes on Ariel's Song</text:p>
          </table:table-cell>
          <table:table-cell table:style-name="ce2" office:value-type="string" calcext:value-type="string">
            <text:p>Fain, John Tyree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"a spirit"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spero's Game? A Discussion of Chaos and Control in Shakespeare's The Tempest</text:p>
          </table:table-cell>
          <table:table-cell table:style-name="ce2" office:value-type="string" calcext:value-type="string">
            <text:p>Engan, Ida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"androgynous"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glo-Ottoman Anxieties in the Tempest: from Displacement to Exclusion</text:p>
          </table:table-cell>
          <table:table-cell table:style-name="ce2" office:value-type="string" calcext:value-type="string">
            <text:p>Kantarbaeva-Bill Irina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"gender-ambiguous"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Music of The Tempest</text:p>
          </table:table-cell>
          <table:table-cell table:style-name="ce2" office:value-type="string" calcext:value-type="string">
            <text:p>Cohen, Joshua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"gender-neutral"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human Persuasion</text:p>
          </table:table-cell>
          <table:table-cell table:style-name="ce2" office:value-type="string" calcext:value-type="string">
            <text:p>Gibbons, Daniel R.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"inhuman"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sero's Girls</text:p>
          </table:table-cell>
          <table:table-cell table:style-name="ce2" office:value-type="string" calcext:value-type="string">
            <text:p>Deanne Williams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Acnowledges male pronoun in text but also lists all the feminine descriptors used for character, including pet names by Prospero.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iel as Ceres</text:p>
          </table:table-cell>
          <table:table-cell table:style-name="ce2" office:value-type="string" calcext:value-type="string">
            <text:p>Smith, Irwin 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Discusses Ariel doubling female roles in the masq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iel's Liberty</text:p>
          </table:table-cell>
          <table:table-cell table:style-name="ce2" office:value-type="string" calcext:value-type="string">
            <text:p>Katheine Steele Brokaw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Discusses Ariel's gender ambiguity and varied performance history. Describes sex as "unfixed" a "sexless shape-shifter" an "it"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 Thousand Voices: Performing Ariel</text:p>
          </table:table-cell>
          <table:table-cell table:style-name="ce2" office:value-type="string" calcext:value-type="string">
            <text:p>Callaghan, Dympna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Discusses multi-gendered performance history but not in the tex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“Dost thou hear?” On the Rhetoric of Narrative in The Tempest</text:p>
          </table:table-cell>
          <table:table-cell table:style-name="ce2" office:value-type="string" calcext:value-type="string">
            <text:p>Bigliazzi, Silvia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Footnote defending masculine pronoun because of use in stage direc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Tempest and Italian Improvised Theatre</text:p>
          </table:table-cell>
          <table:table-cell table:style-name="ce2" office:value-type="string" calcext:value-type="string">
            <text:p>Andrews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ellifying Shakespeare: Celestial Imperialism and the Advent of Universal Genius</text:p>
          </table:table-cell>
          <table:table-cell table:style-name="ce2" office:value-type="string" calcext:value-type="string">
            <text:p>Borlik, Ta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 Tempestuous Noise: on the Acoustics and Vocalics of Storms</text:p>
          </table:table-cell>
          <table:table-cell table:style-name="ce2" office:value-type="string" calcext:value-type="string">
            <text:p>Elam, Keir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Winter's Tale: Parodic Wordplay in the Play and its Title</text:p>
          </table:table-cell>
          <table:table-cell table:style-name="ce2" office:value-type="string" calcext:value-type="string">
            <text:p>Golz, David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Tempest as Theatrical Magic</text:p>
          </table:table-cell>
          <table:table-cell table:style-name="ce2" office:value-type="string" calcext:value-type="string">
            <text:p>Gurr, Andrew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k, Hark!: Nursery Rhymes in The Tempest</text:p>
          </table:table-cell>
          <table:table-cell table:style-name="ce2" office:value-type="string" calcext:value-type="string">
            <text:p>Harper, L. M. 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Tempest : Rejection of a Vanity</text:p>
          </table:table-cell>
          <table:table-cell table:style-name="ce2" office:value-type="string" calcext:value-type="string">
            <text:p>Henze, Richard</text:p>
          </table:table-cell>
          <table:table-cell table:style-name="ce2" office:value-type="float" office:value="1972" calcext:value-type="float">
            <text:p>1972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Genesis of Ariel</text:p>
          </table:table-cell>
          <table:table-cell table:style-name="ce2" office:value-type="string" calcext:value-type="string">
            <text:p>Johnson, W. Stacy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King’s Coral Body: A Natural History of Coral and the Post-Tragic Ecology of The Tempest</text:p>
          </table:table-cell>
          <table:table-cell table:style-name="ce2" office:value-type="string" calcext:value-type="string">
            <text:p>Kelly, Shannon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spero’s Chimera of Indulgence: The Subaltern in Shakespeare’s</text:p>
          </table:table-cell>
          <table:table-cell table:style-name="ce2" office:value-type="string" calcext:value-type="string">
            <text:p>Lahiri, Papiya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"Noises, / Sounds, and sweet airs": The Burden of Shakespeare's Tempest</text:p>
          </table:table-cell>
          <table:table-cell table:style-name="ce2" office:value-type="string" calcext:value-type="string">
            <text:p>Neill, Mitchael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Tempest and the Renaissance Idea of Man</text:p>
          </table:table-cell>
          <table:table-cell table:style-name="ce2" office:value-type="string" calcext:value-type="string">
            <text:p>Phillips, James E.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Probable Origin of Ariel</text:p>
          </table:table-cell>
          <table:table-cell table:style-name="ce2" office:value-type="string" calcext:value-type="string">
            <text:p>Reed, Robert R. 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cerdotal Vestiges in The Tempest</text:p>
          </table:table-cell>
          <table:table-cell table:style-name="ce2" office:value-type="string" calcext:value-type="string">
            <text:p>Reid, Robert Lanie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He/S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Tempest’s Other Plots</text:p>
          </table:table-cell>
          <table:table-cell table:style-name="ce2" office:value-type="string" calcext:value-type="string">
            <text:p>Sarkar, Debapriya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Labyrinth and the Oracle</text:p>
          </table:table-cell>
          <table:table-cell table:style-name="ce2" office:value-type="string" calcext:value-type="string">
            <text:p>Serpieri, Alessandro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iel and the Masque in The Tempest</text:p>
          </table:table-cell>
          <table:table-cell table:style-name="ce2" office:value-type="string" calcext:value-type="string">
            <text:p>Smith, Irwin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erology in the Time Scheme of the Tempest</text:p>
          </table:table-cell>
          <table:table-cell table:style-name="ce2" office:value-type="string" calcext:value-type="string">
            <text:p>Sokol, B. J. 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kespeare's Ecclesiasticus 28.2-5: A Biblical Source for Ariel's Doctrine of Mercy</text:p>
          </table:table-cell>
          <table:table-cell table:style-name="ce2" office:value-type="string" calcext:value-type="string">
            <text:p>Stritmatter, R.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pheus, Leander, and Ariel</text:p>
          </table:table-cell>
          <table:table-cell table:style-name="ce2" office:value-type="string" calcext:value-type="string">
            <text:p>Tarantino, E. 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 moral idea of language in Shakespeare’s The Tempest</text:p>
          </table:table-cell>
          <table:table-cell table:style-name="ce2" office:value-type="string" calcext:value-type="string">
            <text:p>Troupp, L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 Note on The Tempest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storal Tragicomedy and</text:p>
            <text:p>The Tempest</text:p>
          </table:table-cell>
          <table:table-cell table:style-name="ce2" office:value-type="string" calcext:value-type="string">
            <text:p>Henke, Robert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Jonsonian Tempest</text:p>
          </table:table-cell>
          <table:table-cell table:style-name="ce2" office:value-type="string" calcext:value-type="string">
            <text:p>Holdsworth, Roger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Art of Tale-Telling</text:p>
            <text:p>in William Shakespeare’s The Tempest</text:p>
          </table:table-cell>
          <table:table-cell table:style-name="ce2" office:value-type="string" calcext:value-type="string">
            <text:p>Kaczyński, Daniel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kespeare's "Still-Vexed" Tempest</text:p>
          </table:table-cell>
          <table:table-cell table:style-name="ce2" office:value-type="string" calcext:value-type="string">
            <text:p>Hunt, Maurice 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eremonial Magic in "The Tempest"</text:p>
          </table:table-cell>
          <table:table-cell table:style-name="ce2" office:value-type="string" calcext:value-type="string">
            <text:p>West, Robert H.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ld World Sources for Ariel in The Tempest</text:p>
          </table:table-cell>
          <table:table-cell table:style-name="ce2" office:value-type="string" calcext:value-type="string">
            <text:p>McInnis, D.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No discussion of gen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“Suppos’d to be rais’d by Magick”, or The Tempest ‘made fit’</text:p>
          </table:table-cell>
          <table:table-cell table:style-name="ce2" office:value-type="string" calcext:value-type="string">
            <text:p>Calvi, Lisanna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Its</text:p>
          </table:table-cell>
          <table:table-cell table:style-name="ce2" office:value-type="string" calcext:value-type="string">
            <text:p>Notes in footnote that Ariel may have been played by a male or female actor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nouns Totals" table:style-name="ta2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Year</text:p>
          </table:table-cell>
          <table:table-cell table:style-name="ce1" office:value-type="string" calcext:value-type="string">
            <text:p>Total</text:p>
          </table:table-cell>
          <table:table-cell table:style-name="ce3" office:value-type="string" calcext:value-type="string">
            <text:p>He</text:p>
          </table:table-cell>
          <table:table-cell table:style-name="ce6" office:value-type="string" calcext:value-type="string">
            <text:p>He/She</text:p>
          </table:table-cell>
          <table:table-cell table:style-name="ce6" office:value-type="string" calcext:value-type="string">
            <text:p>None</text:p>
          </table:table-cell>
          <table:table-cell table:style-name="ce3" office:value-type="string" calcext:value-type="string">
            <text:p>It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4" office:value-type="float" office:value="1937" calcext:value-type="float">
            <text:p>1937</text:p>
          </table:table-cell>
          <table:table-cell table:formula="of:=SUM([.C2:.F2])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51" calcext:value-type="float">
            <text:p>1951</text:p>
          </table:table-cell>
          <table:table-cell table:formula="of:=SUM([.C3:.F3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58" calcext:value-type="float">
            <text:p>1958</text:p>
          </table:table-cell>
          <table:table-cell table:formula="of:=SUM([.C4:.F4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60" calcext:value-type="float">
            <text:p>1960</text:p>
          </table:table-cell>
          <table:table-cell table:formula="of:=SUM([.C5:.F5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64" calcext:value-type="float">
            <text:p>1964</text:p>
          </table:table-cell>
          <table:table-cell table:formula="of:=SUM([.C6:.F6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68" calcext:value-type="float">
            <text:p>1968</text:p>
          </table:table-cell>
          <table:table-cell table:formula="of:=SUM([.C7:.F7])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70" calcext:value-type="float">
            <text:p>1970</text:p>
          </table:table-cell>
          <table:table-cell table:formula="of:=SUM([.C8:.F8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72" calcext:value-type="float">
            <text:p>1972</text:p>
          </table:table-cell>
          <table:table-cell table:formula="of:=SUM([.C9:.F9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92" calcext:value-type="float">
            <text:p>1992</text:p>
          </table:table-cell>
          <table:table-cell table:formula="of:=SUM([.C10:.F10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94" calcext:value-type="float">
            <text:p>1994</text:p>
          </table:table-cell>
          <table:table-cell table:formula="of:=SUM([.C11:.F11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1997" calcext:value-type="float">
            <text:p>1997</text:p>
          </table:table-cell>
          <table:table-cell table:formula="of:=SUM([.C12:.F12])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2005" calcext:value-type="float">
            <text:p>2005</text:p>
          </table:table-cell>
          <table:table-cell table:formula="of:=SUM([.C13:.F13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2007" calcext:value-type="float">
            <text:p>2007</text:p>
          </table:table-cell>
          <table:table-cell table:formula="of:=SUM([.C14:.F14])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2008" calcext:value-type="float">
            <text:p>2008</text:p>
          </table:table-cell>
          <table:table-cell table:formula="of:=SUM([.C15:.F15])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2009" calcext:value-type="float">
            <text:p>2009</text:p>
          </table:table-cell>
          <table:table-cell table:formula="of:=SUM([.C16:.F16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2013" calcext:value-type="float">
            <text:p>2013</text:p>
          </table:table-cell>
          <table:table-cell table:formula="of:=SUM([.C17:.F17])" office:value-type="float" office:value="14" calcext:value-type="float">
            <text:p>1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float" office:value="2015" calcext:value-type="float">
            <text:p>2015</text:p>
          </table:table-cell>
          <table:table-cell table:formula="of:=SUM([.C18:.F18])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2016" calcext:value-type="float">
            <text:p>2016</text:p>
          </table:table-cell>
          <table:table-cell table:formula="of:=SUM([.C19:.F19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formula="of:=SUM([.C20:.F20])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Pronouns Totals'.H40" table:end-x="41.19pt" table:end-y="3.71pt" draw:z-index="0" draw:name="Chart 1" draw:style-name="gr1" draw:text-style-name="P1" svg:width="597.71pt" svg:height="284.97pt" svg:x="4.51pt" svg:y="2.24pt">
              <draw:object draw:notify-on-update-of-ranges="'Pronouns Totals'.A2:'Pronouns Totals'.A20 'Pronouns Totals'.B1:'Pronouns Totals'.B1 'Pronouns Totals'.B2:'Pronouns Totals'.B20 'Pronouns Totals'.C1:'Pronouns Totals'.C1 'Pronouns Totals'.C2:'Pronouns Totals'.C20 'Pronouns Totals'.D1:'Pronouns Totals'.D1 'Pronouns Totals'.D2:'Pronouns Totals'.D20 'Pronouns Totals'.E1:'Pronouns Totals'.E1 'Pronouns Totals'.E2:'Pronouns Totals'.E20 'Pronouns Totals'.F1:'Pronouns Totals'.F1 'Pronouns Totals'.F2:'Pronouns Totals'.F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>
            <draw:frame table:end-cell-address="'Pronouns Totals'.F58" table:end-x="53.74pt" table:end-y="11.23pt" draw:z-index="1" draw:name="Chart 2" draw:style-name="gr1" draw:text-style-name="P1" svg:width="449.97pt" svg:height="278.22pt" svg:x="4.51pt" svg:y="0.74pt">
              <draw:object draw:notify-on-update-of-ranges="'Pronouns Totals'.A2:'Pronouns Totals'.A1000 'Pronouns Totals'.B1:'Pronouns Totals'.B1 'Pronouns Totals'.B2:'Pronouns Totals'.B10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ntions Total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No Mention of Gender</text:p>
          </table:table-cell>
          <table:table-cell table:style-name="ce7" office:value-type="string" calcext:value-type="string">
            <text:p>Mention of Gender</text:p>
          </table:table-cell>
          <table:table-cell table:style-name="ce3" office:value-type="string" calcext:value-type="string">
            <text:p>He</text:p>
          </table:table-cell>
          <table:table-cell table:style-name="ce7" office:value-type="string" calcext:value-type="string">
            <text:p>He/She</text:p>
          </table:table-cell>
          <table:table-cell table:style-name="ce7" office:value-type="string" calcext:value-type="string">
            <text:p>None</text:p>
          </table:table-cell>
          <table:table-cell table:style-name="ce8" office:value-type="string" calcext:value-type="string">
            <text:p>Its</text:p>
          </table:table-cell>
          <table:table-cell table:style-name="ce7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table:style-name="ce5" office:value-type="float" office:value="1937" calcext:value-type="float">
            <text:p>1937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1951" calcext:value-type="float">
            <text:p>1951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1958" calcext:value-type="float">
            <text:p>195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1960" calcext:value-type="float">
            <text:p>1960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1964" calcext:value-type="float">
            <text:p>1964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3" calcext:value-type="float">
            <text:p>3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>
            <draw:frame table:end-cell-address="'Mentions Total'.E53" table:end-x="77.73pt" table:end-y="8.99pt" draw:z-index="0" draw:name="Chart 3" draw:style-name="gr1" draw:text-style-name="P1" svg:width="449.97pt" svg:height="278.22pt" svg:x="0pt" svg:y="14.26pt">
              <draw:object draw:notify-on-update-of-ranges="'Mentions Total'.A2:'Mentions Total'.A979 'Mentions Total'.B1:'Mentions Total'.B1 'Mentions Total'.B2:'Mentions Total'.B979 'Mentions Total'.C1:'Mentions Total'.C1 'Mentions Total'.C2:'Mentions Total'.C97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_20_Data" style:display-name="PageStyle_All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nouns_20_Totals" style:display-name="PageStyle_Pronouns Tot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tions_20_Total" style:display-name="PageStyle_Mentions Tot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73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4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087cm" svg:height="10.054cm" xlink:href=".." xlink:type="simple" chart:class="chart:line" chart:style-name="ch1">
        <chart:legend chart:legend-position="end" svg:x="18.605cm" svg:y="3.732cm" style:legend-expansion="high" chart:style-name="ch2"/>
        <chart:plot-area chart:style-name="ch3" table:cell-range-address="'Pronouns Totals'.A1:'Pronouns Totals'.F20" chart:data-source-has-labels="both" svg:x="0.421cm" svg:y="0.201cm" svg:width="17.763cm" svg:height="8.622cm">
          <chartooo:coordinate-region svg:x="0.857cm" svg:y="0.401cm" svg:width="16.77cm" svg:height="7.775cm"/>
          <chart:axis chart:dimension="x" chart:name="primary-x" chart:style-name="ch4" chartooo:axis-type="text">
            <chart:title svg:x="8.881cm" svg:y="9.025cm" chart:style-name="ch5">
              <text:p>Year</text:p>
            </chart:title>
            <chart:categories table:cell-range-address="'Pronouns Totals'.A2:'Pronouns Totals'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ronouns Totals'.B2:'Pronouns Totals'.B20" chart:label-cell-address="'Pronouns Totals'.B1:'Pronouns Totals'.B1" chart:class="chart:line">
            <chart:data-point chart:repeated="19"/>
          </chart:series>
          <chart:series chart:style-name="ch9" chart:values-cell-range-address="'Pronouns Totals'.C2:'Pronouns Totals'.C20" chart:label-cell-address="'Pronouns Totals'.C1:'Pronouns Totals'.C1" chart:class="chart:line">
            <chart:data-point chart:repeated="19"/>
          </chart:series>
          <chart:series chart:style-name="ch10" chart:values-cell-range-address="'Pronouns Totals'.D2:'Pronouns Totals'.D20" chart:label-cell-address="'Pronouns Totals'.D1:'Pronouns Totals'.D1" chart:class="chart:line">
            <chart:data-point chart:repeated="19"/>
          </chart:series>
          <chart:series chart:style-name="ch11" chart:values-cell-range-address="'Pronouns Totals'.E2:'Pronouns Totals'.E20" chart:label-cell-address="'Pronouns Totals'.E1:'Pronouns Totals'.E1" chart:class="chart:line">
            <chart:data-point chart:repeated="19"/>
          </chart:series>
          <chart:series chart:style-name="ch12" chart:values-cell-range-address="'Pronouns Totals'.F2:'Pronouns Totals'.F20" chart:label-cell-address="'Pronouns Totals'.F1:'Pronouns Totals'.F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Pronouns Totals'.B1:'Pronouns Totals'.B1</svg:desc>
                </draw:g>
              </table:table-cell>
              <table:table-cell office:value-type="string">
                <text:p>He</text:p>
                <draw:g>
                  <svg:desc>'Pronouns Totals'.C1:'Pronouns Totals'.C1</svg:desc>
                </draw:g>
              </table:table-cell>
              <table:table-cell office:value-type="string">
                <text:p>He/She</text:p>
                <draw:g>
                  <svg:desc>'Pronouns Totals'.D1:'Pronouns Totals'.D1</svg:desc>
                </draw:g>
              </table:table-cell>
              <table:table-cell office:value-type="string">
                <text:p>None</text:p>
                <draw:g>
                  <svg:desc>'Pronouns Totals'.E1:'Pronouns Totals'.E1</svg:desc>
                </draw:g>
              </table:table-cell>
              <table:table-cell office:value-type="string">
                <text:p>Its</text:p>
                <draw:g>
                  <svg:desc>'Pronouns Totals'.F1:'Pronouns Totals'.F1</svg:desc>
                </draw:g>
              </table:table-cell>
            </table:table-row>
          </table:table-header-rows>
          <table:table-rows>
            <table:table-row>
              <table:table-cell office:value-type="float" office:value="1937">
                <text:p>1937</text:p>
                <draw:g>
                  <svg:desc>'Pronouns Totals'.A2:'Pronouns Totals'.A20</svg:desc>
                </draw:g>
              </table:table-cell>
              <table:table-cell office:value-type="float" office:value="1">
                <text:p>1</text:p>
                <draw:g>
                  <svg:desc>'Pronouns Totals'.B2:'Pronouns Totals'.B20</svg:desc>
                </draw:g>
              </table:table-cell>
              <table:table-cell office:value-type="float" office:value="0">
                <text:p>0</text:p>
                <draw:g>
                  <svg:desc>'Pronouns Totals'.C2:'Pronouns Totals'.C20</svg:desc>
                </draw:g>
              </table:table-cell>
              <table:table-cell office:value-type="float" office:value="0">
                <text:p>0</text:p>
                <draw:g>
                  <svg:desc>'Pronouns Totals'.D2:'Pronouns Totals'.D20</svg:desc>
                </draw:g>
              </table:table-cell>
              <table:table-cell office:value-type="float" office:value="1">
                <text:p>1</text:p>
                <draw:g>
                  <svg:desc>'Pronouns Totals'.E2:'Pronouns Totals'.E20</svg:desc>
                </draw:g>
              </table:table-cell>
              <table:table-cell office:value-type="float" office:value="0">
                <text:p>0</text:p>
                <draw:g>
                  <svg:desc>'Pronouns Totals'.F2:'Pronouns Totals'.F20</svg:desc>
                </draw:g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4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-color="#ff950e"/>
    </style:style>
    <style:style style:name="ch20" style:family="chart">
      <style:graphic-properties draw:fill-color="#c5000b"/>
    </style:style>
    <style:style style:name="ch21" style:family="chart">
      <style:graphic-properties draw:fill-color="#0084d1"/>
    </style:style>
    <style:style style:name="ch22" style:family="chart">
      <style:graphic-properties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-30.903cm" svg:y="0.127cm" style:legend-expansion="high" chart:style-name="ch2"/>
        <chart:plot-area chart:style-name="ch3" table:cell-range-address="'Pronouns Totals'.A1:'Pronouns Totals'.B1000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text">
            <chart:title svg:x="0cm" svg:y="0cm" chart:style-name="ch5">
              <text:p>Year</text:p>
            </chart:title>
            <chart:categories table:cell-range-address="'Pronouns Totals'.A2:'Pronouns Totals'.A1000"/>
          </chart:axis>
          <chart:axis chart:dimension="y" chart:name="primary-y" chart:style-name="ch6">
            <chart:title svg:x="0cm" svg:y="0cm" chart:style-name="ch7">
              <text:p>Total</text:p>
            </chart:title>
            <chart:grid chart:style-name="ch8" chart:class="major"/>
          </chart:axis>
          <chart:series chart:style-name="ch9" chart:values-cell-range-address="'Pronouns Totals'.B2:'Pronouns Totals'.B1000" chart:label-cell-address="'Pronouns Totals'.B1:'Pronouns Totals'.B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Pronouns Totals'.B1:'Pronouns Totals'.B1</svg:desc>
                </draw:g>
              </table:table-cell>
            </table:table-row>
          </table:table-header-rows>
          <table:table-rows>
            <table:table-row>
              <table:table-cell office:value-type="float" office:value="1937">
                <text:p>1937</text:p>
                <draw:g>
                  <svg:desc>'Pronouns Totals'.A2:'Pronouns Totals'.A1000</svg:desc>
                </draw:g>
              </table:table-cell>
              <table:table-cell office:value-type="float" office:value="1">
                <text:p>1</text:p>
                <draw:g>
                  <svg:desc>'Pronouns Totals'.B2:'Pronouns Totals'.B1000</svg:desc>
                </draw:g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1.76cm" svg:y="4.36cm" style:legend-expansion="high" chart:style-name="ch2"/>
        <chart:plot-area chart:style-name="ch3" table:cell-range-address="'Mentions Total'.A1:'Mentions Total'.C979" chart:data-source-has-labels="both" svg:x="0.317cm" svg:y="0.196cm" svg:width="11.126cm" svg:height="8.394cm">
          <chartooo:coordinate-region svg:x="0.983cm" svg:y="0.196cm" svg:width="10.46cm" svg:height="7.141cm"/>
          <chart:axis chart:dimension="x" chart:name="primary-x" chart:style-name="ch4" chartooo:axis-type="text">
            <chart:title svg:x="5.459cm" svg:y="8.787cm" chart:style-name="ch5">
              <text:p>Year</text:p>
            </chart:title>
            <chart:categories table:cell-range-address="'Mentions Total'.A2:'Mentions Total'.A97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entions Total'.B2:'Mentions Total'.B979" chart:label-cell-address="'Mentions Total'.B1:'Mentions Total'.B1" chart:class="chart:bar">
            <chart:data-point chart:repeated="978"/>
          </chart:series>
          <chart:series chart:style-name="ch9" chart:values-cell-range-address="'Mentions Total'.C2:'Mentions Total'.C979" chart:label-cell-address="'Mentions Total'.C1:'Mentions Total'.C1" chart:class="chart:bar">
            <chart:data-point chart:repeated="9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ention of Gender</text:p>
                <draw:g>
                  <svg:desc>'Mentions Total'.B1:'Mentions Total'.B1</svg:desc>
                </draw:g>
              </table:table-cell>
              <table:table-cell office:value-type="string">
                <text:p>Mention of Gender</text:p>
                <draw:g>
                  <svg:desc>'Mentions Total'.C1:'Mentions Total'.C1</svg:desc>
                </draw:g>
              </table:table-cell>
            </table:table-row>
          </table:table-header-rows>
          <table:table-rows>
            <table:table-row>
              <table:table-cell office:value-type="float" office:value="1937">
                <text:p>1937</text:p>
                <draw:g>
                  <svg:desc>'Mentions Total'.A2:'Mentions Total'.A979</svg:desc>
                </draw:g>
              </table:table-cell>
              <table:table-cell office:value-type="float" office:value="1">
                <text:p>1</text:p>
                <draw:g>
                  <svg:desc>'Mentions Total'.B2:'Mentions Total'.B979</svg:desc>
                </draw:g>
              </table:table-cell>
              <table:table-cell office:value-type="float" office:value="NaN">
                <text:p>NaN</text:p>
                <draw:g>
                  <svg:desc>'Mentions Total'.C2:'Mentions Total'.C979</svg:desc>
                </draw:g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